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monospace"/>
    <style:font-face style:name="apple-system" svg:font-family="apple-system, BlinkMacSystemFont, 'Segoe UI', Helvetica, Arial, sans-serif, 'Apple Color Emoji', 'Segoe UI Emoji'"/>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253cm"/>
    </style:style>
    <style:style style:name="Table1.B" style:family="table-column">
      <style:table-column-properties style:column-width="12.748cm"/>
    </style:style>
    <style:style style:name="Table1.A1" style:family="table-cell">
      <style:table-cell-properties style:vertical-align="middle" fo:padding-left="0.33cm" fo:padding-right="0.33cm" fo:padding-top="0.152cm" fo:padding-bottom="0.152cm" fo:border="0.05pt solid #000000"/>
    </style:style>
    <style:style style:name="Table1.A4" style:family="table-cell">
      <style:table-cell-properties style:vertical-align="middle" fo:padding-left="0.33cm" fo:padding-right="0.33cm" fo:padding-top="0.152cm" fo:padding-bottom="0.152cm" fo:border-left="0.05pt solid #000000" fo:border-right="0.05pt solid #000000" fo:border-top="none" fo:border-bottom="0.05pt solid #000000"/>
    </style:style>
    <style:style style:name="P1" style:family="paragraph" style:parent-style-name="Standard">
      <style:text-properties officeooo:paragraph-rsid="000f61c2"/>
    </style:style>
    <style:style style:name="P2" style:family="paragraph" style:parent-style-name="Standard">
      <style:text-properties officeooo:rsid="001e659b" officeooo:paragraph-rsid="001e659b"/>
    </style:style>
    <style:style style:name="P3" style:family="paragraph" style:parent-style-name="Text_20_body">
      <style:text-properties officeooo:rsid="000dec24" officeooo:paragraph-rsid="000dec24"/>
    </style:style>
    <style:style style:name="P4" style:family="paragraph" style:parent-style-name="Text_20_body">
      <style:text-properties officeooo:rsid="001bec04" officeooo:paragraph-rsid="001bec04"/>
    </style:style>
    <style:style style:name="P5" style:family="paragraph" style:parent-style-name="Text_20_body">
      <style:text-properties officeooo:rsid="001bec04" officeooo:paragraph-rsid="001e659b"/>
    </style:style>
    <style:style style:name="P6" style:family="paragraph" style:parent-style-name="Text_20_body">
      <style:text-properties officeooo:rsid="001e659b" officeooo:paragraph-rsid="001e659b"/>
    </style:style>
    <style:style style:name="P7" style:family="paragraph" style:parent-style-name="Text_20_body" style:list-style-name="">
      <style:text-properties officeooo:rsid="001eddf2" officeooo:paragraph-rsid="001eddf2"/>
    </style:style>
    <style:style style:name="P8" style:family="paragraph" style:parent-style-name="Text_20_body">
      <style:text-properties officeooo:paragraph-rsid="001eddf2"/>
    </style:style>
    <style:style style:name="P9" style:family="paragraph" style:parent-style-name="Text_20_body" style:list-style-name="">
      <style:text-properties fo:font-variant="normal" fo:text-transform="none" fo:color="#24292e" style:font-name="Liberation Serif" fo:font-size="12pt" fo:letter-spacing="normal" fo:font-style="normal" fo:font-weight="normal" officeooo:rsid="001eddf2" officeooo:paragraph-rsid="001eddf2" style:font-size-asian="12pt" style:font-size-complex="12pt"/>
    </style:style>
    <style:style style:name="P10" style:family="paragraph" style:parent-style-name="Text_20_body">
      <style:text-properties officeooo:paragraph-rsid="00209eeb"/>
    </style:style>
    <style:style style:name="P11" style:family="paragraph" style:parent-style-name="Text_20_body">
      <style:text-properties officeooo:rsid="0021e03c" officeooo:paragraph-rsid="0021e03c"/>
    </style:style>
    <style:style style:name="P12" style:family="paragraph" style:parent-style-name="Text_20_body">
      <style:text-properties officeooo:rsid="0024b9cd" officeooo:paragraph-rsid="0024b9cd"/>
    </style:style>
    <style:style style:name="P13" style:family="paragraph" style:parent-style-name="Text_20_body">
      <style:text-properties officeooo:paragraph-rsid="0024b9cd"/>
    </style:style>
    <style:style style:name="P14" style:family="paragraph" style:parent-style-name="Text_20_body">
      <style:paragraph-properties fo:margin-left="0cm" fo:margin-right="0cm" fo:margin-top="0cm" fo:margin-bottom="0.406cm" loext:contextual-spacing="false" fo:orphans="2" fo:widows="2" fo:text-indent="0cm" style:auto-text-indent="false"/>
    </style:style>
    <style:style style:name="P15" style:family="paragraph" style:parent-style-name="Text_20_body">
      <style:paragraph-properties fo:margin-left="0cm" fo:margin-right="0cm" fo:margin-top="0cm" fo:margin-bottom="0.406cm" loext:contextual-spacing="false" fo:orphans="2" fo:widows="2" fo:text-indent="0cm" style:auto-text-indent="false"/>
      <style:text-properties officeooo:paragraph-rsid="001e7a3b"/>
    </style:style>
    <style:style style:name="P16" style:family="paragraph" style:parent-style-name="Text_20_body">
      <style:paragraph-properties fo:margin-left="0cm" fo:margin-right="0cm" fo:margin-top="0cm" fo:margin-bottom="0.406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7" style:family="paragraph" style:parent-style-name="Text_20_body">
      <style:paragraph-properties fo:margin-left="0cm" fo:margin-right="0cm" fo:margin-top="0cm" fo:margin-bottom="0cm" loext:contextual-spacing="false" fo:orphans="2" fo:widows="2" fo:text-indent="0cm" style:auto-text-indent="false"/>
    </style:style>
    <style:style style:name="P18" style:family="paragraph" style:parent-style-name="Heading_20_1">
      <style:paragraph-properties fo:break-before="page"/>
      <style:text-properties officeooo:rsid="001bec04" officeooo:paragraph-rsid="001bec04"/>
    </style:style>
    <style:style style:name="P19" style:family="paragraph" style:parent-style-name="Heading_20_1">
      <style:paragraph-properties fo:break-before="page"/>
      <style:text-properties officeooo:rsid="001eddf2" officeooo:paragraph-rsid="001eddf2"/>
    </style:style>
    <style:style style:name="P20" style:family="paragraph" style:parent-style-name="Heading_20_1" style:list-style-name="">
      <style:text-properties officeooo:rsid="001eddf2" officeooo:paragraph-rsid="001eddf2"/>
    </style:style>
    <style:style style:name="P21" style:family="paragraph" style:parent-style-name="Heading_20_1">
      <style:text-properties officeooo:rsid="00209eeb" officeooo:paragraph-rsid="00209eeb"/>
    </style:style>
    <style:style style:name="P22" style:family="paragraph" style:parent-style-name="Heading_20_1">
      <style:text-properties officeooo:rsid="00250133" officeooo:paragraph-rsid="00250133"/>
    </style:style>
    <style:style style:name="P23" style:family="paragraph" style:parent-style-name="Title">
      <style:text-properties officeooo:rsid="000dec24" officeooo:paragraph-rsid="000dec24"/>
    </style:style>
    <style:style style:name="P24" style:family="paragraph" style:parent-style-name="Table_20_Heading">
      <style:text-properties style:font-name="Liberation Serif" fo:font-size="12pt" fo:font-weight="bold" style:font-size-asian="12pt" style:font-size-complex="12pt"/>
    </style:style>
    <style:style style:name="P25"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style>
    <style:style style:name="P26" style:family="paragraph" style:parent-style-name="Preformatted_20_Text">
      <style:paragraph-properties fo:margin-top="0cm" fo:margin-bottom="0cm" loext:contextual-spacing="false" fo:line-height="145%" fo:orphans="2" fo:widows="2" fo:padding="0cm" fo:border="none"/>
    </style:style>
    <style:style style:name="P27" style:family="paragraph" style:parent-style-name="Heading_20_2">
      <style:text-properties officeooo:paragraph-rsid="001e659b"/>
    </style:style>
    <style:style style:name="P28" style:family="paragraph" style:parent-style-name="Heading_20_2">
      <style:text-properties officeooo:rsid="0024b9cd" officeooo:paragraph-rsid="0024b9cd"/>
    </style:style>
    <style:style style:name="P29" style:family="paragraph" style:parent-style-name="Table_20_Contents">
      <style:text-properties style:font-name="Liberation Serif" fo:font-size="12pt" style:font-size-asian="12pt" style:font-size-complex="12pt"/>
    </style:style>
    <style:style style:name="P30" style:family="paragraph" style:parent-style-name="Table_20_Contents">
      <style:text-properties style:font-name="Liberation Serif" fo:font-size="12pt" officeooo:rsid="001eddf2" officeooo:paragraph-rsid="001eddf2" style:font-size-asian="12pt" style:font-size-complex="12pt"/>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Heading_20_3">
      <style:text-properties officeooo:rsid="001e7a3b" officeooo:paragraph-rsid="001e7a3b"/>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24292e" fo:letter-spacing="normal" fo:font-style="normal" fo:font-weight="normal"/>
    </style:style>
    <style:style style:name="T2" style:family="text">
      <style:text-properties fo:font-variant="normal" fo:text-transform="none" fo:color="#24292e" style:font-name="Liberation Serif" fo:font-size="12pt" fo:letter-spacing="normal" fo:font-style="normal" fo:font-weight="bold" style:font-size-asian="12pt" style:font-size-complex="12pt"/>
    </style:style>
    <style:style style:name="T3" style:family="text">
      <style:text-properties fo:font-variant="normal" fo:text-transform="none" fo:color="#24292e" style:font-name="Liberation Serif" fo:font-size="12pt" fo:letter-spacing="normal" fo:font-style="normal" fo:font-weight="normal" style:font-size-asian="12pt" style:font-size-complex="12pt"/>
    </style:style>
    <style:style style:name="T4" style:family="text">
      <style:text-properties fo:font-variant="normal" fo:text-transform="none" fo:color="#24292e" style:font-name="Liberation Serif" fo:font-size="12pt" fo:letter-spacing="normal" fo:font-style="normal" fo:font-weight="normal" officeooo:rsid="000f61c2" style:font-size-asian="12pt" style:font-size-complex="12pt"/>
    </style:style>
    <style:style style:name="T5" style:family="text">
      <style:text-properties fo:font-variant="normal" fo:text-transform="none" fo:color="#24292e" style:font-name="Liberation Serif" fo:font-size="12pt" fo:letter-spacing="normal" fo:font-style="normal" fo:font-weight="normal" officeooo:rsid="00107245" style:font-size-asian="12pt" style:font-size-complex="12pt"/>
    </style:style>
    <style:style style:name="T6" style:family="text">
      <style:text-properties fo:font-variant="normal" fo:text-transform="none" fo:color="#24292e" style:font-name="Liberation Serif" fo:font-size="12pt" fo:letter-spacing="normal" fo:font-style="normal" fo:font-weight="normal" officeooo:rsid="001bec04" style:font-size-asian="12pt" style:font-size-complex="12pt"/>
    </style:style>
    <style:style style:name="T7" style:family="text">
      <style:text-properties fo:font-variant="normal" fo:text-transform="none" fo:color="#24292e" style:font-name="Liberation Serif" fo:font-size="12pt" fo:letter-spacing="normal" fo:font-style="normal" fo:font-weight="normal" officeooo:rsid="001e69d0" style:font-size-asian="12pt" style:font-size-complex="12pt"/>
    </style:style>
    <style:style style:name="T8" style:family="text">
      <style:text-properties fo:font-variant="normal" fo:text-transform="none" fo:color="#24292e" style:font-name="Liberation Serif" fo:font-size="12pt" fo:letter-spacing="normal" fo:font-style="normal" fo:font-weight="normal" style:font-size-asian="12pt" style:font-size-complex="12pt" loext:padding="0cm" loext:border="none"/>
    </style:style>
    <style:style style:name="T9" style:family="text">
      <style:text-properties fo:font-variant="normal" fo:text-transform="none" fo:color="#24292e" style:font-name="Liberation Serif" fo:font-size="12pt" fo:letter-spacing="normal" fo:font-style="normal" fo:font-weight="normal" officeooo:rsid="001eddf2" style:font-size-asian="12pt" style:font-size-complex="12pt"/>
    </style:style>
    <style:style style:name="T10" style:family="text">
      <style:text-properties fo:font-variant="normal" fo:text-transform="none" fo:color="#24292e" style:font-name="Liberation Serif" fo:font-size="12pt" fo:letter-spacing="normal" fo:font-style="normal" fo:font-weight="normal" officeooo:rsid="000f61c2" style:font-size-asian="12pt" style:font-weight-asian="normal" style:font-size-complex="12pt" style:font-weight-complex="normal"/>
    </style:style>
    <style:style style:name="T11" style:family="text">
      <style:text-properties fo:font-variant="normal" fo:text-transform="none" fo:color="#24292e" style:font-name="Liberation Serif" fo:font-size="12pt" fo:letter-spacing="normal" style:font-size-asian="12pt" style:font-size-complex="12pt"/>
    </style:style>
    <style:style style:name="T12" style:family="text">
      <style:text-properties fo:font-variant="normal" fo:text-transform="none" fo:color="#24292e" style:font-name="Liberation Serif" fo:font-size="12pt" fo:letter-spacing="normal" style:font-size-asian="12pt" style:font-size-complex="12pt" loext:padding="0cm" loext:border="none"/>
    </style:style>
    <style:style style:name="T13" style:family="text">
      <style:text-properties fo:font-variant="normal" fo:text-transform="none" fo:color="#24292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4"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5" style:family="text">
      <style:text-properties officeooo:rsid="000dec24"/>
    </style:style>
    <style:style style:name="T16" style:family="text">
      <style:text-properties officeooo:rsid="001d0585"/>
    </style:style>
    <style:style style:name="T17" style:family="text">
      <style:text-properties fo:font-style="italic" officeooo:rsid="001d0585" style:font-style-asian="italic" style:font-style-complex="italic"/>
    </style:style>
    <style:style style:name="T18" style:family="text">
      <style:text-properties officeooo:rsid="001e659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nstrained Optimization</text:p>
      <text:p text:style-name="P3"/>
      <text:p text:style-name="P1"><text:span text:style-name="Strong_20_Emphasis"><text:span text:style-name="T2">ConstrainedOptimization</text:span></text:span><text:span text:style-name="T11"> </text:span><text:span text:style-name="T3">is a </text:span><text:a xlink:type="simple" xlink:href="https://github.com/UG4" text:style-name="Internet_20_link" text:visited-style-name="Visited_20_Internet_20_Link"><text:span text:style-name="T14">UG4 Plugin</text:span></text:a><text:span text:style-name="T11"> </text:span><text:span text:style-name="T3">that provides various algorithms used in a constrained optimization setting.<text:line-break/><text:line-break/></text:span><text:span text:style-name="T4">This document should give a thorough overview on </text:span><text:span text:style-name="Strong_20_Emphasis"><text:span text:style-name="T10">ConstrainedOptimization</text:span></text:span><text:span text:style-name="T4"> combined with some usage examples. </text:span><text:span text:style-name="T5">For first time users, using the plugin is not necessarily straightforward, as many things have to be considered. Especially the required data format of the model output and the optimization solver setup itself may present issues. But usually all these issues can be resolved after the user has grasped the gist of how the plugin is supposed to work. <text:line-break/>Therefore, this manual is focused more on the usage of ConstrainedOptimization from a user perspective. For an explanation of how the plugin works internally, you may refer to the doxygen file supplied with the plugin.</text:span></text:p>
      <text:p text:style-name="P1"><text:span text:style-name="T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115_4023737806" text:style-name="Index_20_Link" text:visited-style-name="Index_20_Link">Installation<text:tab/>2</text:a></text:p>
          <text:p text:style-name="P31"><text:a xlink:type="simple" xlink:href="#__RefHeading___Toc118_4023737806" text:style-name="Index_20_Link" text:visited-style-name="Index_20_Link">Adding ConstrainedOptimization to UG4<text:tab/>2</text:a></text:p>
          <text:p text:style-name="P32"><text:a xlink:type="simple" xlink:href="#__RefHeading___Toc120_4023737806" text:style-name="Index_20_Link" text:visited-style-name="Index_20_Link">GCC<text:tab/>2</text:a></text:p>
          <text:p text:style-name="P32"><text:a xlink:type="simple" xlink:href="#__RefHeading___Toc122_4023737806" text:style-name="Index_20_Link" text:visited-style-name="Index_20_Link">Clang<text:tab/>3</text:a></text:p>
          <text:p text:style-name="P34"><text:a xlink:type="simple" xlink:href="#__RefHeading___Toc124_4023737806" text:style-name="Index_20_Link" text:visited-style-name="Index_20_Link">Descripton<text:tab/>3</text:a></text:p>
          <text:p text:style-name="P34"><text:a xlink:type="simple" xlink:href="#__RefHeading___Toc126_4023737806" text:style-name="Index_20_Link" text:visited-style-name="Index_20_Link">The following algorithms are currently implemented:<text:tab/>3</text:a></text:p>
          <text:p text:style-name="P34"><text:a xlink:type="simple" xlink:href="#__RefHeading___Toc128_4023737806" text:style-name="Index_20_Link" text:visited-style-name="Index_20_Link">Working example: Fitting disease data to an epidemics model<text:tab/>4</text:a></text:p>
          <text:p text:style-name="P34"><text:a xlink:type="simple" xlink:href="#__RefHeading___Toc130_4023737806" text:style-name="Index_20_Link" text:visited-style-name="Index_20_Link">Folder Structure<text:tab/>5</text:a></text:p>
        </text:index-body>
      </text:table-of-content>
      <text:p text:style-name="P1"><text:span text:style-name="T4"/></text:p>
      <text:h text:style-name="P18" text:outline-level="1"><text:bookmark-start text:name="__RefHeading___Toc115_4023737806"/>Installation<text:bookmark-end text:name="__RefHeading___Toc115_4023737806"/></text:h>
      <text:p text:style-name="P1"><text:span text:style-name="T4"/></text:p>
      <text:p text:style-name="P1"><text:span text:style-name="T6">The newest version of the plugin can be downloaded from </text:span><text:a xlink:type="simple" xlink:href="https://github.com/CowFreedom/ConstrainedOptimization" text:style-name="Internet_20_link" text:visited-style-name="Visited_20_Internet_20_Link"><text:span text:style-name="T15">https://github.com/CowFreedom/ConstrainedOptimization</text:span></text:a></text:p>
      <text:p text:style-name="P3"/>
      <text:p text:style-name="P4">While compilation of ConstrainedOptimization has no dependencies, it assumes that the terminal command</text:p>
      <text:p text:style-name="P4">$ ugshell </text:p>
      <text:p text:style-name="P5">exists and starts a Lua compiler. <text:span text:style-name="T16">This is usually satisfied by installing UG4 along with the corresponding environment variables. Experienced users could theoretically not install UG4 and set the environment variable </text:span><text:span text:style-name="T17">ugshell</text:span><text:span text:style-name="T16"> to refer to any Lua (or even e.g. Python compiler). The rest of this manual assumes, however, that UG4 has been properly installed.</text:span></text:p>
      <text:h text:style-name="P27" text:outline-level="2"><text:bookmark-start text:name="__RefHeading___Toc118_4023737806"/><text:span text:style-name="T18">Adding ConstrainedOptimization to UG4</text:span><text:bookmark-end text:name="__RefHeading___Toc118_4023737806"/></text:h>
      <text:p text:style-name="P2"><text:span text:style-name="T3">The installation equals the standard process for adding UG4 plugins described on </text:span><text:a xlink:type="simple" xlink:href="https://github.com/UG4/ughub" text:style-name="Internet_20_link" text:visited-style-name="Visited_20_Internet_20_Link"><text:span text:style-name="T14">the ughub GitHub page.</text:span></text:a><text:span text:style-name="T11"> </text:span><text:span text:style-name="T3">Due to the usage of OS specific fgunctions for process generation, the plugin is not necessarily multiplatform. In its current form, the package has been shown to work on Windows 10, Linux Ubuntu, Rasperry Pi OS, Arch Linux, and macOS Mojave 10.14.4. On Windows 10, two compilers were tested, GCC 9.3.0 and Visual Studio v16.3.10. It is assumed that the package also works for older compiler versions that support C++17. On Linux Ubuntu, only GCC was tested. On macOS Mojave the Clang compiler was used. Depending on your version of GCC and Clang, special flags might need to be set during the build process. </text:span><text:span text:style-name="T7">This</text:span><text:span text:style-name="T3"> is explained below. The utilized Visual Studio compiler has not exhibited such necessities but older versions might.</text:span></text:p>
      <text:p text:style-name="P2"><text:span text:style-name="T3"/></text:p>
      <text:h text:style-name="P33" text:outline-level="3"><text:bookmark-start text:name="__RefHeading___Toc120_4023737806"/>GCC<text:bookmark-end text:name="__RefHeading___Toc120_4023737806"/></text:h>
      <text:p text:style-name="P6"><text:span text:style-name="T3">Follow the steps on </text:span><text:a xlink:type="simple" xlink:href="https://github.com/UG4/ughub" text:style-name="Internet_20_link" text:visited-style-name="Visited_20_Internet_20_Link"><text:span text:style-name="T13">the ughub GitHub page.</text:span></text:a><text:span text:style-name="T3"> If errors occur, proceed with this text. The plugin makes use of C++ std::threads. This might necessitates activating the -pthread flag to the build process for ug4. Within your UG4 install library, go to</text:span></text:p>
      <text:p text:style-name="P25"><text:span text:style-name="Source_20_Text"><text:span text:style-name="T8">cd ug4/ugcore/cmake/</text:span></text:span></text:p>
      <text:p text:style-name="P16">and open</text:p>
      <text:p text:style-name="P25"><text:span text:style-name="Source_20_Text"><text:span text:style-name="T8">ug_includes.cmake</text:span></text:span></text:p>
      <text:p text:style-name="P16">Now search for</text:p>
      <text:p text:style-name="P25"><text:span text:style-name="Source_20_Text"><text:span text:style-name="T8">elseif("${CMAKE_CXX_COMPILER_ID}" STREQUAL "GNU")</text:span></text:span></text:p>
      <text:p text:style-name="P26"><text:span text:style-name="Source_20_Text"><text:span text:style-name="T12"><text:s text:c="3"/></text:span></text:span><text:span text:style-name="Source_20_Text"><text:span text:style-name="T8">add_cxx_flag("-Wall")</text:span></text:span></text:p>
      <text:p text:style-name="P26"><text:span text:style-name="Source_20_Text"><text:span text:style-name="T12"><text:s text:c="3"/></text:span></text:span><text:span text:style-name="Source_20_Text"><text:span text:style-name="T8">add_cxx_flag("-Wno-multichar")</text:span></text:span></text:p>
      <text:p text:style-name="P26"><text:span text:style-name="Source_20_Text"><text:span text:style-name="T12"><text:s text:c="3"/></text:span></text:span><text:span text:style-name="Source_20_Text"><text:span text:style-name="T8">add_cxx_flag("-Wno-unused-local-typedefs")</text:span></text:span></text:p>
      <text:p text:style-name="P26"><text:span text:style-name="Source_20_Text"><text:span text:style-name="T12"><text:s text:c="3"/></text:span></text:span><text:span text:style-name="Source_20_Text"><text:span text:style-name="T8">add_cxx_flag("-Wno-maybe-uninitialized")</text:span></text:span></text:p>
      <text:p text:style-name="P16">and add</text:p>
      <text:p text:style-name="P25"><text:span text:style-name="Source_20_Text"><text:span text:style-name="T8">add_cxx_flag("-pthread")</text:span></text:span></text:p>
      <text:p text:style-name="P15"><text:soft-page-break/><text:span text:style-name="T3">to the GNU include statements. Now rebuild UG4 as described on </text:span><text:a xlink:type="simple" xlink:href="https://github.com/UG4/ughub" text:style-name="Internet_20_link" text:visited-style-name="Visited_20_Internet_20_Link"><text:span text:style-name="T13">the ughub GitHub page.</text:span></text:a><text:span text:style-name="T3"> The plugin should now be installed without any issues.</text:span></text:p>
      <text:h text:style-name="P33" text:outline-level="3"><text:bookmark-start text:name="__RefHeading___Toc122_4023737806"/>Clang<text:bookmark-end text:name="__RefHeading___Toc122_4023737806"/></text:h>
      <text:p text:style-name="P15"><text:bookmark text:name="user-content-installation-notes-for-clang"/><text:span text:style-name="T3">Follow the steps on </text:span><text:a xlink:type="simple" xlink:href="https://github.com/UG4/ughub" text:style-name="Internet_20_link" text:visited-style-name="Visited_20_Internet_20_Link"><text:span text:style-name="T13">the ughub GitHub page.</text:span></text:a><text:span text:style-name="T3">. If errors occur, proceed with this text. The plugin makes use of C++11 features, like std::threads and constexpr. This might necessitates activating the -std=c++11 flag to the build process for ug4. Within your UG4 install library, go to</text:span></text:p>
      <text:p text:style-name="P25"><text:span text:style-name="Source_20_Text"><text:span text:style-name="T8">cd ug4/ugcore/cmake/</text:span></text:span></text:p>
      <text:p text:style-name="P16">and open</text:p>
      <text:p text:style-name="P25"><text:span text:style-name="Source_20_Text"><text:span text:style-name="T8">ug_includes.cmake</text:span></text:span></text:p>
      <text:p text:style-name="P16">Now search for</text:p>
      <text:p text:style-name="P25"><text:span text:style-name="Source_20_Text"><text:span text:style-name="T8">elseif("${CMAKE_CXX_COMPILER_ID}" STREQUAL "Clang")</text:span></text:span></text:p>
      <text:p text:style-name="P26"><text:span text:style-name="Source_20_Text"><text:span text:style-name="T12"><text:s text:c="4"/></text:span></text:span><text:span text:style-name="Source_20_Text"><text:span text:style-name="T8">add_cxx_flag("-Wall")</text:span></text:span></text:p>
      <text:p text:style-name="P26"><text:span text:style-name="Source_20_Text"><text:span text:style-name="T12"><text:s text:c="4"/></text:span></text:span><text:span text:style-name="Source_20_Text"><text:span text:style-name="T8">add_cxx_flag("-Wno-multichar")</text:span></text:span></text:p>
      <text:p text:style-name="P16">and add</text:p>
      <text:p text:style-name="P25"><text:span text:style-name="Source_20_Text"><text:span text:style-name="T8">set(CMAKE_CXX_FLAGS "${CMAKE_CXX_FLAGS} -std=c++11")</text:span></text:span></text:p>
      <text:p text:style-name="P14"><text:span text:style-name="T3">to the Clang include statements. This ensures that the -std=c++11 flag is only added to the C++ compiler and not the C compiler in the build process. Now rebuild UG4 as described on </text:span><text:a xlink:type="simple" xlink:href="https://github.com/UG4/ughub" text:style-name="Internet_20_link" text:visited-style-name="Visited_20_Internet_20_Link"><text:span text:style-name="T13">the ughub GitHub page.</text:span></text:a><text:span text:style-name="T3"> The plugin should now be installed without any issues.</text:span></text:p>
      <text:h text:style-name="P20" text:outline-level="1"><text:bookmark-start text:name="__RefHeading___Toc124_4023737806"/>Descripton<text:bookmark-end text:name="__RefHeading___Toc124_4023737806"/></text:h>
      <text:h text:style-name="P9" text:outline-level="1"><text:bookmark-start text:name="__RefHeading___Toc126_4023737806"/>The following algorithms are currently implemented:<text:bookmark-end text:name="__RefHeading___Toc126_4023737806"/></text:h>
      <table:table table:name="Table1" table:style-name="Table1">
        <table:table-column table:style-name="Table1.A"/>
        <table:table-column table:style-name="Table1.B"/>
        <table:table-header-rows>
          <table:table-row>
            <table:table-cell table:style-name="Table1.A1" office:value-type="string">
              <text:p text:style-name="P24">Name</text:p>
            </table:table-cell>
            <table:table-cell table:style-name="Table1.A1" office:value-type="string">
              <text:p text:style-name="P24">Description</text:p>
            </table:table-cell>
          </table:table-row>
        </table:table-header-rows>
        <table:table-row>
          <table:table-cell table:style-name="Table1.A1" office:value-type="string">
            <text:p text:style-name="P29">Newton-Gauss</text:p>
          </table:table-cell>
          <table:table-cell table:style-name="Table1.A1" office:value-type="string">
            <text:p text:style-name="P29">The Gauss Newton procedure minimizes functions that can be represented as a sum of squares.</text:p>
          </table:table-cell>
        </table:table-row>
        <table:table-row>
          <table:table-cell table:style-name="Table1.A1" office:value-type="string">
            <text:p text:style-name="P29">Particle Swarm Optimization</text:p>
          </table:table-cell>
          <table:table-cell table:style-name="Table1.A1" office:value-type="string">
            <text:p text:style-name="P29">The Particle Swarm Optimization (PSO) algorithm minimizes any continuous function on a bounded domain.</text:p>
          </table:table-cell>
        </table:table-row>
        <table:table-row>
          <table:table-cell table:style-name="Table1.A4" office:value-type="string">
            <text:p text:style-name="P30">Geometry Sampler</text:p>
          </table:table-cell>
          <table:table-cell table:style-name="Table1.A4" office:value-type="string">
            <text:p text:style-name="P30">Takes random samples from an arbitrary loss function.</text:p>
          </table:table-cell>
        </table:table-row>
      </table:table>
      <text:p text:style-name="P17"><text:span text:style-name="T3"/></text:p>
      <text:p text:style-name="P17"><text:span text:style-name="T9">The inner workings of each of these algorithms are either self explaining or can be found in publically available lecture. </text:span><text:span text:style-name="T3">The main feature of </text:span><text:span text:style-name="Strong_20_Emphasis"><text:span text:style-name="T2">ConstrainedOptimization</text:span></text:span><text:span text:style-name="T3"> is the compartmentalization of problem formulation, solution finding and </text:span><text:span text:style-name="T9">the </text:span><text:span text:style-name="T3">underlying computation mechanism. A problem is formulated via child instantiations of the </text:span><text:span text:style-name="Source_20_Text"><text:span text:style-name="T3">Evaluation</text:span></text:span><text:span text:style-name="T3"> class type, which includes details such as the objective function to be optimized or problem specific parsing details. Solution finding algorithms are represented as classes such as </text:span><text:span text:style-name="Source_20_Text"><text:span text:style-name="T3">NewtonOptimizer</text:span></text:span><text:span text:style-name="T3">. Computational interaction with UG4 is abstracted away in instances of </text:span><text:span text:style-name="Source_20_Text"><text:span text:style-name="T3">ComputationMode</text:span></text:span><text:span text:style-name="T3">. Combined, this setup gives a flexible and modular platform that can be adapted for many problems at hand. </text:span><text:span text:style-name="T9">For a </text:span><text:soft-page-break/><text:span text:style-name="T9">descripton of the inner workings of this plugin, please refer to the doxygen file supplied with the plugin.</text:span></text:p>
      <text:h text:style-name="P7" text:outline-level="1"/>
      <text:h text:style-name="P21" text:outline-level="1"><text:bookmark-start text:name="__RefHeading___Toc128_4023737806"/>Working example: Fitting disease data to an epidemics model<text:bookmark-end text:name="__RefHeading___Toc128_4023737806"/></text:h>
      <text:p text:style-name="P10"/>
      <text:p text:style-name="P11">The following example fits Covid-19 disease data to a partial differential equations model used for epidemiological purposes. First, the real world dataset is presented. Then the epidemiological model trying to explain the real life dataset is described. Then, the data output of the epidemiological model is rearragned into a format that ConstrainedOptimization can understand. <text:line-break/>Afterwards, all the necessary files for an optimization of parameters through ConstrainedOptimization are created and the optimization algorithms are run. Lastly, results are discussed. For the entire paper where this exact scheme was used please refer to <text:bibliography-mark text:identifier="Covid Paper" text:bibliography-type="mastersthesis" text:author="Devansh Rastogi" text:publisher="Goethe Center for Scientific Computing" text:school="Goethe Universität" text:title="Epidemics Modelling and Paramter Estimation" text:year="2021" text:custom1="English">[Covid Paper]</text:bibliography-mark>.</text:p>
      <text:h text:style-name="P28" text:outline-level="2">Dataset</text:h>
      <text:p text:style-name="P12">TODO</text:p>
      <text:h text:style-name="P28" text:outline-level="2">Epidemiological Model</text:h>
      <text:p text:style-name="P12">TODO</text:p>
      <text:h text:style-name="P28" text:outline-level="2">Optimization with CO</text:h>
      <text:p text:style-name="P13"/>
      <text:p text:style-name="P13"/>
      <text:h text:style-name="P22" text:outline-level="1">FAQ:ُ Error codes and their meanings</text:h>
      <text:h text:style-name="P19" text:outline-level="1"><text:bookmark-start text:name="__RefHeading___Toc130_4023737806"/>Folder Structure<text:bookmark-end text:name="__RefHeading___Toc130_4023737806"/></text:h>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monospace"/>
    <style:font-face style:name="apple-system" svg:font-family="apple-system, BlinkMacSystemFont, 'Segoe UI', Helvetica, Arial, sans-serif, 'Apple Color Emoji', 'Segoe UI Emoji'"/>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1T14:48:10.739753537</meta:creation-date>
    <dc:date>2021-04-21T16:22:19.094489960</dc:date>
    <meta:editing-duration>PT1H12M3S</meta:editing-duration>
    <meta:editing-cycles>12</meta:editing-cycles>
    <meta:generator>LibreOffice/6.1.5.2$Linux_AARCH64 LibreOffice_project/10$Build-2</meta:generator>
    <meta:document-statistic meta:table-count="1" meta:image-count="0" meta:object-count="0" meta:page-count="5" meta:paragraph-count="64" meta:word-count="876" meta:character-count="5995" meta:non-whitespace-character-count="5159"/>
  </office:meta>
</office:document-meta>
</file>